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officeooo:rsid="001f1351" officeooo:paragraph-rsid="001f13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бъекты подвергаемые действиям:</text:h>
      <text:list xml:id="list4044126337" text:style-name="L1">
        <text:list-item>
          <text:p text:style-name="P1">Тайлы</text:p>
        </text:list-item>
        <text:list-item>
          <text:p text:style-name="P1">Шаблоны для размещения нескольких тайлов</text:p>
        </text:list-item>
        <text:list-item>
          <text:p text:style-name="P1">Игровые объекты</text:p>
        </text:list-item>
        <text:list-item>
          <text:p text:style-name="P1">Карт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6:35:49.432000000</meta:creation-date>
    <dc:date>2019-03-27T16:45:26.482000000</dc:date>
    <meta:editing-duration>PT9M38S</meta:editing-duration>
    <meta:editing-cycles>1</meta:editing-cycles>
    <meta:document-statistic meta:table-count="0" meta:image-count="0" meta:object-count="0" meta:page-count="1" meta:paragraph-count="5" meta:word-count="16" meta:character-count="100" meta:non-whitespace-character-count="93"/>
    <meta:generator>LibreOffice/6.2.1.2$Windows_X86_64 LibreOffice_project/7bcb35dc3024a62dea0caee87020152d1ee96e71</meta:generator>
  </office:meta>
</office:document-meta>
</file>